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91d2" officeooo:paragraph-rsid="001f91d2"/>
    </style:style>
    <style:style style:name="P2" style:family="paragraph" style:parent-style-name="Standard">
      <style:paragraph-properties fo:text-align="start" style:justify-single-word="false"/>
      <style:text-properties officeooo:rsid="001f91d2" officeooo:paragraph-rsid="001f91d2"/>
    </style:style>
    <style:style style:name="P3" style:family="paragraph" style:parent-style-name="Standard">
      <style:paragraph-properties fo:text-align="start" style:justify-single-word="false"/>
      <style:text-properties officeooo:rsid="00211527" officeooo:paragraph-rsid="00211527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11527" officeooo:paragraph-rsid="00211527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211527" officeooo:paragraph-rsid="00211527"/>
    </style:style>
    <style:style style:name="P6" style:family="paragraph" style:parent-style-name="Standard" style:list-style-name="L4">
      <style:paragraph-properties fo:text-align="start" style:justify-single-word="false"/>
      <style:text-properties officeooo:rsid="00211527" officeooo:paragraph-rsid="00211527"/>
    </style:style>
    <style:style style:name="P7" style:family="paragraph" style:parent-style-name="Standard" style:list-style-name="L5">
      <style:paragraph-properties fo:text-align="start" style:justify-single-word="false"/>
      <style:text-properties officeooo:rsid="00211527" officeooo:paragraph-rsid="00211527"/>
    </style:style>
    <style:style style:name="P8" style:family="paragraph" style:parent-style-name="Standard">
      <style:paragraph-properties fo:text-align="start" style:justify-single-word="false"/>
      <style:text-properties officeooo:rsid="00212156" officeooo:paragraph-rsid="00212156"/>
    </style:style>
    <style:style style:name="P9" style:family="paragraph" style:parent-style-name="Standard">
      <style:paragraph-properties fo:text-align="start" style:justify-single-word="false"/>
      <style:text-properties officeooo:rsid="00216c28" officeooo:paragraph-rsid="00216c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quette site JPO</text:p>
      <text:p text:style-name="P2"/>
      <text:p text:style-name="P2"/>
      <text:p text:style-name="P2"/>
      <text:p text:style-name="P3">Tout sur une page</text:p>
      <text:p text:style-name="P8"/>
      <text:p text:style-name="P3">Présentation du lycée : </text:p>
      <text:list xml:id="list2632403657" text:style-name="L2">
        <text:list-item>
          <text:p text:style-name="P5">BTS disponibles</text:p>
        </text:list-item>
        <text:list-item>
          <text:p text:style-name="P5">Présentation générale (nb élève, gymnase, parking)</text:p>
        </text:list-item>
      </text:list>
      <text:list xml:id="list1172712404" text:style-name="L1">
        <text:list-item>
          <text:p text:style-name="P4">situation géographique</text:p>
        </text:list-item>
        <text:list-item>
          <text:p text:style-name="P4">Moyens d’accès (transport → bus, tram, voiture…)</text:p>
        </text:list-item>
      </text:list>
      <text:p text:style-name="P3"/>
      <text:p text:style-name="P3">Présentation du BTS MCO :</text:p>
      <text:list xml:id="list3033599198" text:style-name="L5">
        <text:list-item>
          <text:p text:style-name="P7">Présentation générale (descriptif)</text:p>
        </text:list-item>
      </text:list>
      <text:list xml:id="list114023661" text:style-name="L4">
        <text:list-item>
          <text:p text:style-name="P6">Contenu(cours, nb heures…)</text:p>
        </text:list-item>
        <text:list-item>
          <text:p text:style-name="P6">Débouchés </text:p>
        </text:list-item>
      </text:list>
      <text:p text:style-name="P9">Accès au formulai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PERRIN</meta:initial-creator>
    <meta:creation-date>2020-01-23T10:42:03.305000000</meta:creation-date>
    <dc:date>2020-01-23T10:53:00.425000000</dc:date>
    <dc:creator>Thomas PERRIN</dc:creator>
    <meta:editing-duration>PT10M57S</meta:editing-duration>
    <meta:editing-cycles>4</meta:editing-cycles>
    <meta:generator>LibreOffice/6.2.1.2$Windows_X86_64 LibreOffice_project/7bcb35dc3024a62dea0caee87020152d1ee96e71</meta:generator>
    <meta:document-statistic meta:table-count="0" meta:image-count="0" meta:object-count="0" meta:page-count="1" meta:paragraph-count="12" meta:word-count="50" meta:character-count="315" meta:non-whitespace-character-count="281"/>
  </office:meta>
</office:document-meta>
</file>